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97e2" officeooo:paragraph-rsid="001f97e2"/>
    </style:style>
    <style:style style:name="P2" style:family="paragraph" style:parent-style-name="Standard">
      <style:paragraph-properties fo:text-align="start" style:justify-single-word="false"/>
      <style:text-properties officeooo:rsid="001f97e2" officeooo:paragraph-rsid="001f97e2"/>
    </style:style>
    <style:style style:name="P3" style:family="paragraph" style:parent-style-name="Standard">
      <style:paragraph-properties fo:text-align="start" style:justify-single-word="false"/>
      <style:text-properties officeooo:rsid="001f97e2" officeooo:paragraph-rsid="001f97e2"/>
    </style:style>
    <style:style style:name="P4" style:family="paragraph" style:parent-style-name="Standard">
      <style:paragraph-properties fo:text-align="start" style:justify-single-word="false"/>
      <style:text-properties officeooo:rsid="002187f3" officeooo:paragraph-rsid="002187f3"/>
    </style:style>
    <style:style style:name="T1" style:family="text">
      <style:text-properties officeooo:rsid="002187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ning <text:span text:style-name="T1">Physcial </text:span>Turtlebot3</text:p>
      <text:p text:style-name="P1"/>
      <text:p text:style-name="P2">Installation of Ubuntu 18.04:</text:p>
      <text:p text:style-name="P2">1. Installed Raspi Imager</text:p>
      <text:p text:style-name="P2">2. Installed Ubuntu <text:span text:style-name="T1">20</text:span>.04 LTS <text:span text:style-name="T1">Desktop</text:span>(ARM File) – iso file</text:p>
      <text:p text:style-name="P4">(downloaded as focal-desktop-arm64.iso)</text:p>
      <text:p text:style-name="P2">3. Write downloaded file onto sd card using imager <text:span text:style-name="T1">(use external img file option)</text:span></text:p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8T15:22:38.894462989</meta:creation-date>
    <meta:editing-duration>PT1M22S</meta:editing-duration>
    <meta:editing-cycles>2</meta:editing-cycles>
    <meta:generator>LibreOffice/6.4.7.2$Linux_X86_64 LibreOffice_project/40$Build-2</meta:generator>
    <dc:date>2022-12-08T15:23:59.153305040</dc:date>
    <meta:document-statistic meta:table-count="0" meta:image-count="0" meta:object-count="0" meta:page-count="1" meta:paragraph-count="6" meta:word-count="37" meta:character-count="259" meta:non-whitespace-character-count="227"/>
  </office:meta>
</office:document-meta>
</file>